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number-rows-repeated="1046775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OANA GHERMAN</dc:creator>
    <dc:date>2023-02-15T17:51:14Z</dc:date>
    <meta:editing-cycles>129</meta:editing-cycles>
    <meta:editing-duration>PT11400S</meta:editing-duration>
  </office:meta>
</office:document-meta>
</file>